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宋体" svg:font-family="宋体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24292f" loext:opacity="100%" style:font-name="Garuda" fo:letter-spacing="normal"/>
    </style:style>
    <style:style style:name="P2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f" loext:opacity="100%" style:font-name="Garuda" fo:letter-spacing="normal"/>
    </style:style>
    <style:style style:name="P3" style:family="paragraph" style:parent-style-name="Standard">
      <style:paragraph-properties fo:text-align="justify" style:justify-single-word="false"/>
      <style:text-properties style:font-name="Garuda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Garuda"/>
    </style:style>
    <style:style style:name="P5" style:family="paragraph" style:parent-style-name="Standard">
      <style:paragraph-properties fo:text-align="justify" style:justify-single-word="false"/>
      <style:text-properties style:font-name="Garuda" officeooo:paragraph-rsid="000efcc9"/>
    </style:style>
    <style:style style:name="P6" style:family="paragraph" style:parent-style-name="Standard">
      <style:paragraph-properties fo:text-align="justify" style:justify-single-word="false"/>
      <style:text-properties style:font-name="Garuda" officeooo:rsid="000efcc9" officeooo:paragraph-rsid="000efcc9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24292f" loext:opacity="100%" style:font-name="Garuda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Garuda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style:font-name="Garuda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style:font-name="Garuda" officeooo:rsid="000ea8b1" officeooo:paragraph-rsid="000ea8b1"/>
    </style:style>
    <style:style style:name="T1" style:family="text">
      <style:text-properties fo:font-size="11pt" fo:language="el" fo:country="G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efcc9" style:font-size-asian="11pt" style:font-size-complex="11pt"/>
    </style:style>
    <style:style style:name="T4" style:family="text">
      <style:text-properties fo:font-size="11pt" officeooo:rsid="0010e9ac" style:font-size-asian="11pt" style:font-size-complex="11pt"/>
    </style:style>
    <style:style style:name="T5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0ea8b1"/>
    </style:style>
    <style:style style:name="T7" style:family="text">
      <style:text-properties fo:font-variant="normal" fo:text-transform="none" fo:color="#24292f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4292f" loext:opacity="100%" style:text-line-through-style="none" style:text-line-through-type="none" style:font-name="apple-system" fo:font-size="12pt" fo:letter-spacing="normal" fo:font-style="normal" style:text-underline-style="none" fo:font-weight="normal" officeooo:rsid="000ea8b1" style:text-blinking="false" fo:background-color="transparent" loext:char-shading-value="0"/>
    </style:style>
    <style:style style:name="T9" style:family="text">
      <style:text-properties fo:font-variant="normal" fo:text-transform="none" fo:color="#24292f" loext:opacity="100%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24292f" loext:opacity="100%" style:text-line-through-style="none" style:text-line-through-type="none" fo:font-size="12pt" fo:letter-spacing="normal" fo:font-style="normal" style:text-underline-style="none" fo:font-weight="normal" officeooo:rsid="000ea8b1" style:text-blinking="false" fo:background-color="transparent" loext:char-shading-value="0"/>
    </style:style>
    <style:style style:name="T11" style:family="text">
      <style:text-properties fo:font-variant="normal" fo:text-transform="none" fo:color="#24292f" loext:opacity="100%" style:text-line-through-style="none" style:text-line-through-type="none" style:font-name="Garuda" fo:font-size="12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4292f" loext:opacity="100%" style:text-line-through-style="none" style:text-line-through-type="none" style:font-name="Garuda" fo:font-size="12pt" fo:letter-spacing="normal" fo:font-style="normal" style:text-underline-style="none" fo:font-weight="normal" officeooo:rsid="000ea8b1" style:text-blinking="false" fo:background-color="transparent" loext:char-shading-value="0"/>
    </style:style>
    <style:style style:name="T13" style:family="text">
      <style:text-properties fo:font-variant="normal" fo:text-transform="none" fo:color="#24292f" loext:opacity="100%" fo:font-size="12pt" fo:letter-spacing="normal" fo:font-style="normal" fo:font-weight="normal"/>
    </style:style>
    <style:style style:name="T14" style:family="text">
      <style:text-properties fo:font-variant="normal" fo:text-transform="none" fo:color="#24292f" loext:opacity="100%" fo:font-size="12pt" fo:letter-spacing="normal" fo:font-style="normal" fo:font-weight="normal" officeooo:rsid="000ea8b1"/>
    </style:style>
    <style:style style:name="T15" style:family="text">
      <style:text-properties fo:font-variant="normal" fo:text-transform="none" fo:color="#24292f" loext:opacity="100%" style:font-name="Garuda" fo:font-size="12pt" fo:letter-spacing="normal" fo:font-style="normal" fo:font-weight="normal"/>
    </style:style>
    <style:style style:name="T16" style:family="text">
      <style:text-properties fo:font-variant="normal" fo:text-transform="none" fo:color="#24292f" loext:opacity="100%" style:font-name="Garuda" fo:font-size="12pt" fo:letter-spacing="normal" fo:font-style="normal" fo:font-weight="normal" officeooo:rsid="000ea8b1"/>
    </style:style>
    <style:style style:name="T17" style:family="text">
      <style:text-properties style:font-name="ui-monospace" fo:font-size="9.75pt" fo:font-style="normal" fo:font-weight="normal"/>
    </style:style>
    <style:style style:name="T18" style:family="text">
      <style:text-properties fo:font-size="9.75pt" fo:font-style="normal" fo:font-weight="normal"/>
    </style:style>
    <style:style style:name="T19" style:family="text">
      <style:text-properties officeooo:rsid="000ea8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1">ΑΣΚΗΣΗ 3 </text:span><text:bookmark text:name="_GoBack"/></text:p>
      <text:p text:style-name="P3"/>
      <text:p text:style-name="P4"><text:span text:style-name="T2">Ιωάννης Μπάρμπας 1115201500101</text:span></text:p>
      <text:p text:style-name="P4"><text:span text:style-name="T2">Αλέξανδρος Κοσμάς 1115201700299</text:span></text:p>
      <text:p text:style-name="P4"><text:span text:style-name="T2">Αιμιλίας Πολυδώρου 1115201700274</text:span></text:p>
      <text:p text:style-name="P3"/>
      <text:p text:style-name="P3"/>
      <text:p text:style-name="P4"><text:span text:style-name="T2">BACK END </text:span></text:p>
      <text:p text:style-name="P3"/>
      <text:p text:style-name="P4"><text:span text:style-name="T2">Δημιουργήσαμε 4 αρχεία και την Main ώστε να γίνεται η διαδικασία επικοινωνίας με την βάση δεδομένων και να μας επιστρέφει τα επιθυμητά αποτελέσματα</text:span></text:p>
      <text:p text:style-name="P3"/>
      <text:p text:style-name="P4"><text:span text:style-name="T2">- Το αρχείο router.go περιέχει όλα τα διαφορετικά paths που θα σταλούν τα αιτήματα προς την βάση καθώς και την μορφή του αιτήματος που μπορεί να είναι</text:span></text:p>
      <text:p text:style-name="P4"><text:span text:style-name="T2">POST για Create ενέργεια , PUT για Update ενέργεια , Delete για Delete ενέργεια και Get για Get ενέργεια. Μόλις σταλεί κάποιο αίτημα προχωράμε στο αρχείο</text:span></text:p>
      <text:p text:style-name="P4"><text:span text:style-name="T2">handlers.go</text:span></text:p>
      <text:p text:style-name="P3"/>
      <text:p text:style-name="P4"><text:span text:style-name="T2">-Το αρχείο handlers.go περιέχει το μεταβατικό στάδειο του αιτήματος. Αποκωδικοποιεί τις πληροφορίες που δέχεται ελέγχει την μέθοδο που δέχεται καλεί τις συναρτήσεις</text:span></text:p>
      <text:p text:style-name="P4"><text:span text:style-name="T2">που θα φορτώσουν τις απαντήσεις και στο τέλος Κωδικοποιεί τα αποτελέσματα για να στείλει πίσω . Για τα αιτήματα :</text:span></text:p>
      <text:p text:style-name="P4"><text:span text:style-name="T2">-POST έχουν φτιαχτεί CreateStudent που δημιουργεί έναν φοιτητή , CreateCompany που δημιουργεί μια εταιρεία , CreateIntership που δημιουργεί μια πρακτική άσκηση ,</text:span></text:p>
      <text:p text:style-name="P4"><text:span text:style-name="T2">RelateIntershipWithStudent που δημιουργεί μια σχέση αποθήκευσης είτε αιτήματος μιας πρακτικής άσκησης με έναν φοιτητή ,SignInStudent ,SignInCompany που</text:span></text:p>
      <text:p text:style-name="P4"><text:soft-page-break/><text:span text:style-name="T2">γίνεται η σύνδεση σε λογαριασμό .</text:span></text:p>
      <text:p text:style-name="P4"><text:span text:style-name="T2">-GET έχουν φτιαχτεί GetAllSavedStudentIntership που ο φοιτητής παίρνει όλες τις αποθηκευμένες πρακτικές ασκήσεις , GetAllRequestedStudentIntership που ο φοιτητής </text:span></text:p>
      <text:p text:style-name="P4"><text:span text:style-name="T2">παίρνει όλες τις πρακτικές ασκήσεις που έχει στείλει αίτημα , GetAllAcceptedStudentIntership που ο φοιτητής παίρνειόλες τις πρακτικές ασκήσεις που τον έχουν</text:span></text:p>
      <text:p text:style-name="P4"><text:span text:style-name="T2">αποδεχτεί , GetAllRejectedStudentIntership που ο φοιτητής παίρνει όλες τις πρακιτκές ασκήσεις που τον έχουν απορρίψει , GetIntership που επιστρέφεται μια πρακτική</text:span></text:p>
      <text:p text:style-name="P4"><text:span text:style-name="T2">άσκηση , GetAllIntership που επιστρέφονται όλες οι online πρακτικές ασκήσεις , GetAllIntershipByCrit που επιστρέφονται όλες οι δημοσιευμένες πρακτικές ασκήσεις </text:span></text:p>
      <text:p text:style-name="P4"><text:span text:style-name="T2">ανάλογα με ένα κριτίριο ,GetAllSavedCompanyIntership που η εταιρεία παίρνει όλες τις αποθηκευμένες πρακτικές ασκήσεις της , GetAllOnlineCompanyIntership που η </text:span></text:p>
      <text:p text:style-name="P4"><text:span text:style-name="T2">εταιρεία παίρνει όλες τις δημοσιευμένες πρακτικές ασκήσεις της , GetAllRequestedInterships που η εταιρεία παίρνει όλες τις πρακτικές ασκήσεις που έχει δεχτεί αίτημα</text:span></text:p>
      <text:p text:style-name="P4"><text:span text:style-name="T2">από φοιτητές ,GetAllRequestCompanyIntership που η εταιρεία παίρνει όλους τους φοιτητές που έχουν στείλει αίτημα για μια συγκεκριμένη πρακτική άσκηση ,</text:span></text:p>
      <text:p text:style-name="P4"><text:span text:style-name="T2">GetAllMatchedInterships που η εταιρεία παίρνει όλες τις πρακτικές ασκήσεις και τους φοιτητές που τους έχει κάνει αποδοχή και αυτοί κάναν αποδοχή πίσω ,</text:span></text:p>
      <text:p text:style-name="P4"><text:span text:style-name="T2">GetAllWaitingInterships που η εταιρεία παίρνει όλες τις πρακτικές ασκήσεις και τους φοιτητές που τους έχει αποδεχτεί αλλά αυτοί δεν έχουν δώσει το τελικο οκ,</text:span></text:p>
      <text:p text:style-name="P4"><text:span text:style-name="T2">GetStudentMatchedIntership, όπου οι φοιτητέ παίρνουν την αντιστοιχησμένη πρακτική τουε άσκηση .</text:span></text:p>
      <text:p text:style-name="P4"><text:span text:style-name="T2">-UPDATE έχουν φτιαχτεί <text:s/>UpdateStudentIntership ο φοιτητήε επεξεργάζεται μια αποθηκευμένη πρακτική του άσκηση , UpdateCompanyIntership η εταιρεία επεξεργάζεται μια</text:span></text:p>
      <text:p text:style-name="P4"><text:soft-page-break/><text:span text:style-name="T2">αποθηκευμένη πρακτική άσκηση , UpdateCompanyAcceptStudentIntership η εταιρεία αποδέχεται έναν φοιτητή σε μια πρακτικά άσκηση , UpdateCompanyRejectStudentIntership</text:span></text:p>
      <text:p text:style-name="P4"><text:span text:style-name="T2">η εταιρεία απορρίπτει έναν φοιτητή απο μια πρακτική άσκηση,UpdateStudentAcceptDeal ο φοιτητής αποδέχεται από μεριάς του το ιδιωτικό συμφωνιτικό ,</text:span></text:p>
      <text:p text:style-name="P4"><text:span text:style-name="T2">UpdateStudentRejectDeal ο φοιτητής απορρίπτει το ιδιωτικό συμφωνιτικό </text:span></text:p>
      <text:p text:style-name="P4"><text:span text:style-name="T2">-DELETE CompanyDeleteIntership η εταιρεία διαγράφει μια αποθηκευμένη πρακτική άσκηση , StudentDeleteIntership ο φοιτητής διαγράφει μια αποθηκευμένη πρακτική άσκηση</text:span></text:p>
      <text:p text:style-name="P3"/>
      <text:p text:style-name="P4"><text:span text:style-name="T2">-Το αρχείο functions.go έχει όλες τις συναρτήσεις που υλοποιούν τα παραπάνω αιτήματα και τα επιστρέφει στο αρχείο handlers.go . Οι συναρτήσεις επικοινωνούν με την βάση</text:span></text:p>
      <text:p text:style-name="P4"><text:span text:style-name="T2">και μέ slq queries παίρνουν τις πληροφορίες που θέλουν . Σε αυτό το αρχείο γίνεται η σύνδεση με την βάση δεδομένων . </text:span></text:p>
      <text:p text:style-name="P3"/>
      <text:p text:style-name="P4"><text:span text:style-name="T2">-Το αρχείο models.go περιέχει όλες τις δομές που είναι απαραίτητες για τις παραπάνω πληροφορίες , υπάρχει μια δομή για τον φοιτητή , μια δομή για <text:s/>την εταιρεία , </text:span></text:p>
      <text:p text:style-name="P4"><text:span text:style-name="T2">μια δομή</text:span></text:p>
      <text:p text:style-name="P4"><text:span text:style-name="T2">για την σχέση του φοιτητή με πρακτική άσκηση μια δομή για την πρακτική άσκηση και μια δομή για επιστροφή αποτελεσμάτων. </text:span></text:p>
      <text:p text:style-name="P4"/>
      <text:p text:style-name="P6"><text:span text:style-name="T2">DATABASE: postgres, you need create database </text:span><text:span text:style-name="T4">and you have to </text:span><text:span text:style-name="T2"><text:s/>import your creadential <text:s/></text:span><text:span text:style-name="T4">from your database </text:span><text:span text:style-name="T2">in order to have connect golang backend with postgres </text:span><text:span text:style-name="T4">server</text:span><text:span text:style-name="T2">.</text:span></text:p>
      <text:p text:style-name="P6"/>
      <text:p text:style-name="P5"><text:span text:style-name="T3">Run: </text:span><text:span text:style-name="T4">1. cd Back-end Atlas</text:span></text:p>
      <text:p text:style-name="P5"><text:span text:style-name="T4">2. go run main.go</text:span></text:p>
      <text:p text:style-name="P5"/>
      <text:p text:style-name="P5"/>
      <text:p text:style-name="P7">#<text:span text:style-name="T19">Front end</text:span></text:p>
      <text:p text:style-name="P9"><text:soft-page-break/><text:span text:style-name="T15">I use Javascript and React.js with Parcel bundler in order to create the Front-End side. Inside the client, I have a directory src which is the main part of my code. The main contains of src directory is my components </text:span><text:span text:style-name="T16">Internship, Student, Companies, Home </text:span><text:span text:style-name="T15">which create the main part of my app interface with necessary style and fetches of data. In addition, the scr directory have </text:span><text:span text:style-name="T16">css</text:span><text:span text:style-name="T15">in the directory style. Also, I have the function paginate(</text:span><text:a xlink:type="simple" xlink:href="https://www.zacfukuda.com/blog/pagination-algorithm" text:style-name="Internet_20_link" text:visited-style-name="Visited_20_Internet_20_Link"><text:span text:style-name="T11">https://www.zacfukuda.com/blog/pagination-algorithm</text:span></text:a><text:span text:style-name="T15">) inside the functions' directory.</text:span></text:p>
      <text:p text:style-name="P8"/>
      <text:p text:style-name="P8">if you have clone the repository: ##Run:</text:p>
      <text:p text:style-name="P1"><text:s/><text:span text:style-name="T18">cd client</text:span></text:p>
      <text:p text:style-name="P2"><text:s/><text:span text:style-name="T18">npm install</text:span></text:p>
      <text:p text:style-name="P2"><text:s/><text:span text:style-name="T18">npm run dev</text:span></text:p>
      <text:p text:style-name="P9"><text:span text:style-name="T15">run in your Browser: </text:span><text:a xlink:type="simple" xlink:href="http://localhost:1234/" text:style-name="Internet_20_link" text:visited-style-name="Visited_20_Internet_20_Link"><text:span text:style-name="T11">http://localhost:12</text:span></text:a><text:a xlink:type="simple" xlink:href="http://localhost:1234/" text:style-name="Internet_20_link" text:visited-style-name="Visited_20_Internet_20_Link"><text:span text:style-name="T12">34</text:span></text:a></text:p>
      <text:p text:style-name="P10"/>
      <text:p text:style-name="P11"><text:span text:style-name="T10">D</text:span><text:span text:style-name="T9">ependencies : download Node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AU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AU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6:41:25</meta:creation-date>
    <meta:initial-creator>bioan</meta:initial-creator>
    <dc:date>2023-01-22T21:20:45.287746923</dc:date>
    <meta:editing-duration>PT9M3S</meta:editing-duration>
    <meta:generator>LibreOffice/7.3.7.2$Linux_X86_64 LibreOffice_project/30$Build-2</meta:generator>
    <meta:editing-cycles>2</meta:editing-cycles>
    <meta:document-statistic meta:table-count="0" meta:image-count="0" meta:object-count="0" meta:page-count="4" meta:paragraph-count="45" meta:word-count="690" meta:character-count="4876" meta:non-whitespace-character-count="4215"/>
    <meta:user-defined meta:name="ICV">92F7AF7813454FD09E16582AEBFBA421</meta:user-defined>
    <meta:user-defined meta:name="KSOProductBuildVer">1033-11.2.0.11440</meta:user-defined>
    <meta:template xlink:type="simple" xlink:actuate="onRequest" xlink:title="Normal.dotm" xlink:href=""/>
  </office:meta>
</office:document-meta>
</file>